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  <style:text-properties fo:font-size="16pt" style:font-size-asian="16pt" style:font-size-complex="16pt" fo:language="nl" fo:country="BE"/>
    </style:style>
    <style:style style:name="P2" style:parent-style-name="Standaard" style:family="paragraph">
      <style:text-properties style:font-name="Aptos Display" fo:font-weight="bold" style:font-weight-asian="bold" style:font-weight-complex="bold" fo:font-size="11pt" style:font-size-asian="11pt" style:font-size-complex="11pt" fo:language="nl" fo:country="BE"/>
    </style:style>
    <style:style style:name="P3" style:parent-style-name="Lijstalinea" style:list-style-name="LFO1" style:family="paragraph">
      <style:text-properties style:font-name="Aptos Display" fo:font-size="11pt" style:font-size-asian="11pt" style:font-size-complex="11pt" fo:language="nl" fo:country="BE"/>
    </style:style>
    <style:style style:name="P4" style:parent-style-name="Lijstalinea" style:list-style-name="LFO1" style:family="paragraph">
      <style:text-properties style:font-name="Aptos Display" fo:font-size="11pt" style:font-size-asian="11pt" style:font-size-complex="11pt" fo:language="nl" fo:country="BE"/>
    </style:style>
    <style:style style:name="P5" style:parent-style-name="Lijstalinea" style:list-style-name="LFO1" style:family="paragraph">
      <style:text-properties style:font-name="Aptos Display" fo:font-size="11pt" style:font-size-asian="11pt" style:font-size-complex="11pt" fo:language="nl" fo:country="BE"/>
    </style:style>
    <style:style style:name="P6" style:parent-style-name="Standaard" style:family="paragraph">
      <style:text-properties style:font-name="Aptos Display" fo:font-weight="bold" style:font-weight-asian="bold" style:font-weight-complex="bold" fo:font-size="11pt" style:font-size-asian="11pt" style:font-size-complex="11pt" fo:language="nl" fo:country="BE"/>
    </style:style>
    <style:style style:name="P7" style:parent-style-name="Lijstalinea" style:list-style-name="LFO2" style:family="paragraph">
      <style:text-properties style:font-name="Aptos Display" fo:font-size="11pt" style:font-size-asian="11pt" style:font-size-complex="11pt" fo:language="nl" fo:country="BE"/>
    </style:style>
    <style:style style:name="P8" style:parent-style-name="Lijstalinea" style:list-style-name="LFO2" style:family="paragraph">
      <style:text-properties style:font-name="Aptos Display" fo:font-size="11pt" style:font-size-asian="11pt" style:font-size-complex="11pt" fo:language="nl" fo:country="BE"/>
    </style:style>
    <style:style style:name="P9" style:parent-style-name="Lijstalinea" style:list-style-name="LFO2" style:family="paragraph">
      <style:text-properties style:font-name="Aptos Display" fo:font-size="11pt" style:font-size-asian="11pt" style:font-size-complex="11pt" fo:language="nl" fo:country="BE"/>
    </style:style>
    <style:style style:name="P10" style:parent-style-name="Standaard" style:family="paragraph">
      <style:text-properties style:font-name="Aptos Display" fo:font-weight="bold" style:font-weight-asian="bold" style:font-weight-complex="bold" fo:font-size="11pt" style:font-size-asian="11pt" style:font-size-complex="11pt" fo:language="nl" fo:country="BE"/>
    </style:style>
    <style:style style:name="P11" style:parent-style-name="Normaalweb" style:list-style-name="LFO3" style:family="paragraph">
      <style:paragraph-properties fo:margin-top="0in" fo:margin-bottom="0in"/>
      <style:text-properties style:font-name="Aptos Display" style:font-name-complex="Helvetica" fo:color="#333333" fo:font-size="11pt" style:font-size-asian="11pt" style:font-size-complex="11pt" fo:language="nl" fo:country="BE"/>
    </style:style>
    <style:style style:name="P12" style:parent-style-name="Normaalweb" style:list-style-name="LFO3" style:family="paragraph">
      <style:paragraph-properties fo:margin-top="0in" fo:margin-bottom="0in"/>
      <style:text-properties style:font-name="Aptos Display" style:font-name-complex="Helvetica" fo:color="#333333" fo:font-size="11pt" style:font-size-asian="11pt" style:font-size-complex="11pt"/>
    </style:style>
    <style:style style:name="P13" style:parent-style-name="Normaalweb" style:list-style-name="LFO3" style:family="paragraph">
      <style:paragraph-properties fo:margin-top="0in" fo:margin-bottom="0in"/>
      <style:text-properties style:font-name="Aptos Display" style:font-name-complex="Helvetica" fo:color="#333333" fo:font-size="11pt" style:font-size-asian="11pt" style:font-size-complex="11pt" fo:language="nl" fo:country="BE"/>
    </style:style>
    <style:style style:name="P14" style:parent-style-name="Normaalweb" style:family="paragraph">
      <style:paragraph-properties fo:margin-top="0in" fo:margin-bottom="0in"/>
      <style:text-properties style:font-name="Aptos Display" style:font-name-complex="Helvetica" fo:color="#333333" fo:font-size="11pt" style:font-size-asian="11pt" style:font-size-complex="11pt" fo:language="nl" fo:country="BE"/>
    </style:style>
    <style:style style:name="P15" style:parent-style-name="Normaalweb" style:family="paragraph">
      <style:paragraph-properties fo:margin-top="0in" fo:margin-bottom="0in"/>
      <style:text-properties style:font-name="Aptos Display" style:font-name-complex="Helvetica" fo:font-weight="bold" style:font-weight-asian="bold" style:font-weight-complex="bold" fo:color="#333333" fo:font-size="11pt" style:font-size-asian="11pt" style:font-size-complex="11pt" fo:language="nl" fo:country="BE"/>
    </style:style>
    <style:style style:name="P16" style:parent-style-name="Normaalweb" style:family="paragraph">
      <style:paragraph-properties fo:margin-top="0in" fo:margin-bottom="0in"/>
      <style:text-properties style:font-name="Aptos Display" style:font-name-complex="Helvetica" fo:font-weight="bold" style:font-weight-asian="bold" style:font-weight-complex="bold" fo:color="#333333" fo:font-size="11pt" style:font-size-asian="11pt" style:font-size-complex="11pt" fo:language="nl" fo:country="BE"/>
    </style:style>
    <style:style style:name="P17" style:parent-style-name="Normaalweb" style:list-style-name="LFO4" style:family="paragraph">
      <style:paragraph-properties fo:margin-top="0in" fo:margin-bottom="0in"/>
      <style:text-properties style:font-name="Aptos Display" style:font-name-complex="Helvetica" fo:color="#333333" fo:font-size="11pt" style:font-size-asian="11pt" style:font-size-complex="11pt" fo:language="nl" fo:country="BE"/>
    </style:style>
    <style:style style:name="P18" style:parent-style-name="Normaalweb" style:list-style-name="LFO4" style:family="paragraph">
      <style:paragraph-properties fo:margin-top="0in" fo:margin-bottom="0in"/>
      <style:text-properties style:font-name="Aptos Display" style:font-name-complex="Helvetica" fo:color="#333333" fo:font-size="11pt" style:font-size-asian="11pt" style:font-size-complex="11pt" fo:language="nl" fo:country="BE"/>
    </style:style>
    <style:style style:name="P19" style:parent-style-name="Normaalweb" style:list-style-name="LFO4" style:family="paragraph">
      <style:paragraph-properties fo:margin-top="0in" fo:margin-bottom="0in"/>
      <style:text-properties style:font-name="Aptos Display" style:font-name-complex="Helvetica" fo:color="#333333" fo:font-size="11pt" style:font-size-asian="11pt" style:font-size-complex="11pt"/>
    </style:style>
    <style:style style:name="P20" style:parent-style-name="Normaalweb" style:list-style-name="LFO4" style:family="paragraph">
      <style:paragraph-properties fo:margin-top="0in" fo:margin-bottom="0in"/>
      <style:text-properties style:font-name="Aptos Display" style:font-name-complex="Helvetica" fo:color="#333333" fo:font-size="11pt" style:font-size-asian="11pt" style:font-size-complex="11pt"/>
    </style:style>
    <style:style style:name="P21" style:parent-style-name="Normaalweb" style:family="paragraph">
      <style:paragraph-properties fo:margin-top="0in" fo:margin-bottom="0in"/>
      <style:text-properties style:font-name="Aptos Display" style:font-name-complex="Helvetica" fo:color="#333333" fo:font-size="11pt" style:font-size-asian="11pt" style:font-size-complex="11pt"/>
    </style:style>
    <style:style style:name="P22" style:parent-style-name="Normaalweb" style:family="paragraph">
      <style:paragraph-properties fo:margin-top="0in" fo:margin-bottom="0in"/>
      <style:text-properties style:font-name="Aptos Display" style:font-name-complex="Helvetica" fo:font-weight="bold" style:font-weight-asian="bold" style:font-weight-complex="bold" fo:color="#333333" fo:font-size="11pt" style:font-size-asian="11pt" style:font-size-complex="11pt"/>
    </style:style>
    <style:style style:name="P23" style:parent-style-name="Normaalweb" style:list-style-name="LFO5" style:family="paragraph">
      <style:text-properties style:font-name="Aptos Display" fo:font-size="11pt" style:font-size-asian="11pt" style:font-size-complex="11pt" fo:language="nl" fo:country="BE"/>
    </style:style>
    <style:style style:name="P24" style:parent-style-name="Normaalweb" style:list-style-name="LFO5" style:family="paragraph">
      <style:text-properties style:font-name="Aptos Display" fo:font-size="11pt" style:font-size-asian="11pt" style:font-size-complex="11pt" fo:language="nl" fo:country="BE"/>
    </style:style>
    <style:style style:name="P25" style:parent-style-name="Normaalweb" style:list-style-name="LFO5" style:family="paragraph">
      <style:text-properties style:font-name="Aptos Display" fo:font-size="11pt" style:font-size-asian="11pt" style:font-size-complex="11pt" fo:language="nl" fo:country="BE"/>
    </style:style>
    <style:style style:name="T26" style:parent-style-name="Standaardalinea-lettertype" style:family="text">
      <style:text-properties style:font-name="Aptos Display" fo:font-size="11pt" style:font-size-asian="11pt" style:font-size-complex="11pt" fo:language="nl" fo:country="BE"/>
    </style:style>
    <style:style style:name="T27" style:parent-style-name="Standaardalinea-lettertype" style:family="text">
      <style:text-properties style:font-name="Aptos Display" fo:font-weight="bold" style:font-weight-asian="bold" style:font-weight-complex="bold" fo:font-size="11pt" style:font-size-asian="11pt" style:font-size-complex="11pt" fo:language="nl" fo:country="BE"/>
    </style:style>
    <style:style style:name="P28" style:parent-style-name="Lijstalinea" style:list-style-name="LFO6" style:family="paragraph">
      <style:paragraph-properties fo:margin-bottom="0in" fo:line-height="100%"/>
      <style:text-properties style:font-name="Helvetica" fo:color="#333333" fo:language="nl" fo:country="BE" style:language-asian="fr" style:country-asian="BE" fo:hyphenate="true"/>
    </style:style>
    <style:style style:name="P29" style:parent-style-name="Lijstalinea" style:list-style-name="LFO6" style:family="paragraph">
      <style:paragraph-properties fo:margin-bottom="0in" fo:line-height="100%"/>
      <style:text-properties style:font-name="Helvetica" fo:color="#333333" fo:language="nl" fo:country="BE" style:language-asian="fr" style:country-asian="BE" fo:hyphenate="true"/>
    </style:style>
    <style:style style:name="P30" style:parent-style-name="Lijstalinea" style:list-style-name="LFO6" style:family="paragraph">
      <style:paragraph-properties fo:margin-bottom="0in" fo:line-height="100%"/>
      <style:text-properties style:font-name="Helvetica" fo:color="#333333" fo:language="nl" fo:country="BE" style:language-asian="fr" style:country-asian="BE" fo:hyphenate="true"/>
    </style:style>
    <style:style style:name="P31" style:parent-style-name="Normaalweb" style:family="paragraph">
      <style:text-properties style:font-name="Aptos Display" fo:font-weight="bold" style:font-weight-asian="bold" style:font-weight-complex="bold" fo:font-size="11pt" style:font-size-asian="11pt" style:font-size-complex="11pt" fo:language="nl" fo:country="BE"/>
    </style:style>
    <style:style style:name="P32" style:parent-style-name="Lijstalinea" style:list-style-name="LFO7" style:family="paragraph">
      <style:paragraph-properties fo:margin-bottom="0in" fo:line-height="100%"/>
      <style:text-properties style:font-name="Helvetica" fo:color="#333333" fo:language="nl" fo:country="BE" style:language-asian="fr" style:country-asian="BE" fo:hyphenate="true"/>
    </style:style>
    <style:style style:name="P33" style:parent-style-name="Lijstalinea" style:list-style-name="LFO7" style:family="paragraph">
      <style:paragraph-properties fo:margin-bottom="0in" fo:line-height="100%"/>
      <style:text-properties style:font-name="Helvetica" fo:color="#333333" fo:language="nl" fo:country="BE" style:language-asian="fr" style:country-asian="BE" fo:hyphenate="true"/>
    </style:style>
    <style:style style:name="P34" style:parent-style-name="Lijstalinea" style:list-style-name="LFO7" style:family="paragraph">
      <style:paragraph-properties fo:margin-bottom="0in" fo:line-height="100%"/>
      <style:text-properties style:font-name="Helvetica" fo:color="#333333" style:language-asian="fr" style:country-asian="BE" fo:hyphenate="true"/>
    </style:style>
    <style:style style:name="P35" style:parent-style-name="Normaalweb" style:family="paragraph">
      <style:paragraph-properties fo:margin-left="0.25in">
        <style:tab-stops/>
      </style:paragraph-properties>
      <style:text-properties style:font-name="Aptos Display" fo:font-weight="bold" style:font-weight-asian="bold" style:font-weight-complex="bold" fo:font-size="11pt" style:font-size-asian="11pt" style:font-size-complex="11pt" fo:language="nl" fo:country="BE"/>
    </style:style>
    <style:style style:name="P36" style:parent-style-name="Normaalweb" style:family="paragraph">
      <style:paragraph-properties fo:margin-left="0.5in">
        <style:tab-stops/>
      </style:paragraph-properties>
      <style:text-properties style:font-name="Aptos Display" fo:font-size="11pt" style:font-size-asian="11pt" style:font-size-complex="11pt" fo:language="nl" fo:country="BE"/>
    </style:style>
    <style:style style:name="P37" style:parent-style-name="Normaalweb" style:family="paragraph">
      <style:paragraph-properties fo:margin-top="0in" fo:margin-bottom="0in" fo:margin-left="0.5in">
        <style:tab-stops/>
      </style:paragraph-properties>
      <style:text-properties style:font-name="Aptos Display" fo:font-size="11pt" style:font-size-asian="11pt" style:font-size-complex="11pt" fo:language="nl" fo:country="BE"/>
    </style:style>
  </office:automatic-styles>
  <office:body>
    <office:text text:use-soft-page-breaks="true">
      <text:p text:style-name="P1">Mijn user storie ; project de groene hond</text:p>
      <text:p text:style-name="P2">Klant registreren</text:p>
      <text:list text:style-name="LFO1" text:continue-numbering="true">
        <text:list-item>
          <text:p text:style-name="P3">Als medewerker wil ik een nieuwe klant kunnen registreren</text:p>
        </text:list-item>
        <text:list-item>
          <text:p text:style-name="P4">Zodat de klant planten kan bestellen</text:p>
        </text:list-item>
        <text:list-item>
          <text:p text:style-name="P5">Gegevens: naam, adres, telefoon, email, BTW-nummer,<text:s/>bedrijf/particulier</text:p>
        </text:list-item>
      </text:list>
      <text:p text:style-name="P6">Bestelling starten</text:p>
      <text:list text:style-name="LFO2" text:continue-numbering="true">
        <text:list-item>
          <text:p text:style-name="P7">Als medewerker wil ik een nieuwe bestelling kunnen starten voor een klant</text:p>
        </text:list-item>
        <text:list-item>
          <text:p text:style-name="P8">Zodat de klant meerdere planten kan bestellen</text:p>
        </text:list-item>
        <text:list-item>
          <text:p text:style-name="P9">Bestelling krijgt automatisch datum en unieke ID</text:p>
        </text:list-item>
      </text:list>
      <text:p text:style-name="P10">Plant toevoegen</text:p>
      <text:list text:style-name="LFO3" text:continue-numbering="true">
        <text:list-item>
          <text:p text:style-name="P11">Als medewerker wil ik planten kunnen toevoegen aan een bestelling</text:p>
        </text:list-item>
        <text:list-item>
          <text:p text:style-name="P12">Zodat de bestelling compleet wordt</text:p>
        </text:list-item>
        <text:list-item>
          <text:p text:style-name="P13">Kiezen uit beschikbare planten: 7 testplanten met verschillende types</text:p>
        </text:list-item>
      </text:list>
      <text:p text:style-name="P14"/>
      <text:p text:style-name="P15">Bestelling afronden</text:p>
      <text:p text:style-name="P16"/>
      <text:list text:style-name="LFO4" text:continue-numbering="true">
        <text:list-item>
          <text:p text:style-name="P17">Als medewerker wil ik een bestelling kunnen afronden</text:p>
        </text:list-item>
        <text:list-item>
          <text:p text:style-name="P18">Zodat de levering gepland wordt en<text:s/>factuur gemaakt wordt</text:p>
        </text:list-item>
        <text:list-item>
          <text:p text:style-name="P19">Automatische berekening: voertuigtype en leverdatum</text:p>
        </text:list-item>
        <text:list-item>
          <text:p text:style-name="P20">Bestelbon wordt opgeslagen als tekstbestand</text:p>
        </text:list-item>
      </text:list>
      <text:p text:style-name="P21"/>
      <text:p text:style-name="P22">Levering berekenen</text:p>
      <text:list text:style-name="LFO5" text:continue-numbering="true">
        <text:list-item>
          <text:p text:style-name="P23">Als gebruiker wil ik feedback krijgen bij foute invoer</text:p>
        </text:list-item>
        <text:list-item>
          <text:p text:style-name="P24">Zodat er geen fouten in het systeem komen</text:p>
        </text:list-item>
        <text:list-item>
          <text:p text:style-name="P25">BTW-nummer, telefoon, naam worden gecontroleerd</text:p>
        </text:list-item>
      </text:list>
      <text:p text:style-name="Normaalweb"><text:span text:style-name="T26"><text:line-break/></text:span><text:span text:style-name="T27">Validatie invoer</text:span></text:p>
      <text:list text:style-name="LFO6" text:continue-numbering="true">
        <text:list-item>
          <text:p text:style-name="P28">Als gebruiker wil ik feedback krijgen bij foute invoer</text:p>
        </text:list-item>
        <text:list-item>
          <text:p text:style-name="P29">Zodat er geen fouten in het systeem komen</text:p>
        </text:list-item>
        <text:list-item>
          <text:p text:style-name="P30">BTW-nummer, telefoon, naam worden gecontroleerd</text:p>
        </text:list-item>
      </text:list>
      <text:p text:style-name="P31"><text:line-break/>Test data</text:p>
      <text:list text:style-name="LFO7" text:continue-numbering="true">
        <text:list-item>
          <text:p text:style-name="P32">Als demo gebruiker wil ik voldoende testdata hebben</text:p>
        </text:list-item>
        <text:list-item>
          <text:p text:style-name="P33">Zodat ik de applicatie goed kan demonstreren</text:p>
        </text:list-item>
        <text:list-item>
          <text:p text:style-name="P34">3 klanten en 7 planten standaard aanwezig</text:p>
        </text:list-item>
      </text:list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2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text-align="center" fo:margin-top="0.2222in" fo:margin-bottom="0.0555in" fo:line-height="100%"/>
      <style:text-properties style:font-name="Aptos Display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text-align="center" fo:margin-top="0.1111in" fo:margin-bottom="0.0277in" fo:line-height="100%"/>
      <style:text-properties style:font-name="Aptos Display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in" fo:line-height="100%"/>
      <style:text-properties style:font-name="Aptos Display" fo:font-size="16pt" style:font-size-asian="16pt" style:font-size-complex="16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in"/>
      <style:text-properties style:font-name="Aptos Display" fo:font-style="italic" style:font-style-asian="italic" style:font-style-complex="italic" fo:font-size="15pt" style:font-size-asian="15pt" style:font-size-complex="15pt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277in" fo:margin-bottom="0in"/>
      <style:text-properties style:font-name="Aptos Display" fo:font-size="14pt" style:font-size-asian="14pt" style:font-size-complex="14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Aptos Display" fo:font-style="italic" style:font-style-asian="italic" style:font-style-complex="italic" fo:font-size="13pt" style:font-size-asian="13pt" style:font-size-complex="13pt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="Aptos Display" fo:font-size="12pt" style:font-size-asian="12pt" style:font-size-complex="12pt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="Aptos Display" fo:font-style="italic" style:font-style-asian="italic" style:font-style-complex="italic" fo:font-size="11pt" style:font-size-asian="11pt" style:font-size-complex="11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="Aptos Display" style:font-name-asian="Times New Roman" style:font-name-complex="Times New Roman" fo:font-size="16pt" style:font-size-asian="16pt" style:font-size-complex="16pt"/>
    </style:style>
    <style:style style:name="Kop4Char" style:display-name="Kop 4 Char" style:family="text" style:parent-style-name="Standaardalinea-lettertype">
      <style:text-properties style:font-name="Aptos Display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Kop5Char" style:display-name="Kop 5 Char" style:family="text" style:parent-style-name="Standaardalinea-lettertype">
      <style:text-properties style:font-name="Aptos Display" style:font-name-asian="Times New Roman" style:font-name-complex="Times New Roman" fo:font-size="14pt" style:font-size-asian="14pt" style:font-size-complex="14pt"/>
    </style:style>
    <style:style style:name="Kop6Char" style:display-name="Kop 6 Char" style:family="text" style:parent-style-name="Standaardalinea-lettertype">
      <style:text-properties style:font-name="Aptos Display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Kop7Char" style:display-name="Kop 7 Char" style:family="text" style:parent-style-name="Standaardalinea-lettertype">
      <style:text-properties style:font-name="Aptos Display" style:font-name-asian="Times New Roman" style:font-name-complex="Times New Roman" fo:font-size="12pt" style:font-size-asian="12pt" style:font-size-complex="12pt"/>
    </style:style>
    <style:style style:name="Kop8Char" style:display-name="Kop 8 Char" style:family="text" style:parent-style-name="Standaardalinea-lettertype">
      <style:text-properties style:font-name="Aptos Display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Kop9Char" style:display-name="Kop 9 Char" style:family="text" style:parent-style-name="Standaardalinea-lettertype">
      <style:text-properties fo:font-weight="bold" style:font-weight-asian="bold" style:font-weight-complex="bold" fo:font-style="italic" style:font-style-asian="italic" style:font-style-complex="italic"/>
    </style:style>
    <style:style style:name="Titel" style:display-name="Titel" style:family="paragraph" style:parent-style-name="Standaard" style:next-style-name="Standaard">
      <style:paragraph-properties fo:border-top="0.0104in solid #196B24" fo:border-left="none" fo:border-bottom="0.0104in solid #196B24" fo:border-right="none" fo:padding-top="0.1111in" fo:padding-left="0in" fo:padding-bottom="0.1111in" fo:padding-right="0in" style:shadow="none" style:contextual-spacing="true" fo:text-align="center" fo:margin-bottom="0.2777in" fo:line-height="100%"/>
      <style:text-properties style:font-name="Aptos Display" fo:text-transform="uppercase" fo:color="#0E2841" fo:letter-spacing="0.0208in" fo:font-size="36pt" style:font-size-asian="36pt" style:font-size-complex="36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text-transform="uppercase" fo:color="#0E2841" fo:letter-spacing="0.0208in" fo:font-size="36pt" style:font-size-asian="36pt" style:font-size-complex="36pt"/>
    </style:style>
    <style:style style:name="Ondertitel" style:display-name="Ondertitel" style:family="paragraph" style:parent-style-name="Standaard" style:next-style-name="Standaard">
      <style:paragraph-properties fo:text-align="center"/>
      <style:text-properties fo:color="#0E2841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fo:color="#0E2841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124F1A" fo:font-size="12pt" style:font-size-asian="12pt" style:font-size-complex="12pt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124F1A" fo:font-size="12pt" style:font-size-asian="12pt" style:font-size-complex="12pt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Duidelijkcitaat" style:display-name="Duidelijk citaat" style:family="paragraph" style:parent-style-name="Standaard" style:next-style-name="Standaard">
      <style:paragraph-properties fo:text-align="center" fo:margin-top="0.1111in" fo:line-height="115%" fo:margin-left="0.65in" fo:margin-right="0.65in">
        <style:tab-stops/>
      </style:paragraph-properties>
      <style:text-properties style:font-name="Aptos Display" fo:text-transform="uppercase" fo:color="#0F4761" fo:font-size="14pt" style:font-size-asian="14pt" style:font-size-complex="14pt" fo:hyphenate="false"/>
    </style:style>
    <style:style style:name="DuidelijkcitaatChar" style:display-name="Duidelijk citaat Char" style:family="text" style:parent-style-name="Standaardalinea-lettertype">
      <style:text-properties style:font-name="Aptos Display" style:font-name-asian="Times New Roman" style:font-name-complex="Times New Roman" fo:text-transform="uppercase" fo:color="#0F4761" fo:font-size="14pt" style:font-size-asian="14pt" style:font-size-complex="14pt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Bijschrift" style:display-name="Bijschrift" style:family="paragraph" style:parent-style-name="Standaard" style:next-style-name="Standaard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Nadruk" style:display-name="Nadruk" style:family="text" style:parent-style-name="Standaardalinea-lettertype">
      <style:text-properties fo:font-style="italic" style:font-style-asian="italic" style:font-style-complex="italic" fo:color="#000000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595959"/>
    </style:style>
    <style:style style:name="Subtieleverwijzing" style:display-name="Subtiele verwijzing" style:family="text" style:parent-style-name="Standaardalinea-lettertype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Titelvanboek" style:display-name="Titel van boek" style:family="text" style:parent-style-name="Standaardalinea-lettertype">
      <style:text-properties fo:font-weight="bold" style:font-weight-asian="bold" style:font-weight-complex="bold" fo:text-transform="none" fo:font-variant="small-caps" fo:letter-spacing="normal"/>
    </style:style>
    <style:style style:name="Kopvaninhoudsopgave" style:display-name="Kop van inhoudsopgave" style:family="paragraph" style:parent-style-name="Kop1" style:next-style-name="Standaard" style:default-outline-level="1">
      <style:text-properties fo:hyphenate="false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ayma Abdessadak</meta:initial-creator>
    <dc:creator>Chayma Abdessadak</dc:creator>
    <meta:creation-date>2026-01-29T10:57:00Z</meta:creation-date>
    <dc:date>2026-01-29T10:57:00Z</dc:date>
    <meta:template xlink:href="Normal" xlink:type="simple"/>
    <meta:editing-cycles>2</meta:editing-cycles>
    <meta:editing-duration>PT0S</meta:editing-duration>
    <meta:document-statistic meta:page-count="1" meta:paragraph-count="2" meta:word-count="201" meta:character-count="1309" meta:row-count="9" meta:non-whitespace-character-count="1110"/>
  </office:meta>
</office:document-meta>
</file>